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paragraph-rsid="0004fd52" style:font-size-asian="13pt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1">
      <style:text-properties fo:font-size="13pt" officeooo:paragraph-rsid="00045e80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045e8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4fd52"/>
    </style:style>
    <style:style style:name="T4" style:family="text">
      <style:text-properties officeooo:rsid="00078509"/>
    </style:style>
    <style:style style:name="T5" style:family="text">
      <style:text-properties officeooo:rsid="00087096"/>
    </style:style>
    <style:style style:name="T6" style:family="text">
      <style:text-properties officeooo:rsid="000c5a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<text:span text:style-name="T6">s</text:span>://vkinfotechsolution.com:2083|vkinnfqj|Cjk1VDhr9QwF </text:p>
      <text:p text:style-name="P1">http<text:span text:style-name="T6">s</text:span>://medixam.com:2083|medixam|lr+(2xFY4nzD</text:p>
      <text:p text:style-name="P1"/>
      <text:p text:style-name="P1"><text:span text:style-name="T4">Change/Add </text:span>cPanel <text:span text:style-name="T4">settings</text:span> on the browser (Selenium) <text:span text:style-name="T5">for Namecheap shared hosting and Hostgator shared hosting. Cpanel are the same but might be a bit different Namecheap vs Hostgator.</text:span></text:p>
      <text:p text:style-name="P1"/>
      <text:p text:style-name="P1">Must change those specific settings based on the given Zone file:</text:p>
      <text:p text:style-name="P1"/>
      <text:list xml:id="list466644025" text:style-name="L1">
        <text:list-item>
          <text:p text:style-name="P3">Check if spf entry is already there, add the IP(s) and change "all" to always be "-all" (sometimes it is ?all or ~all) or if no spf entrty is found add given spf entry from the zonefile (except add -all instead ?all)</text:p>
        </text:list-item>
        <text:list-item>
          <text:p text:style-name="P3">Add only the subdomains as A entry (below www in example file), if values already given, update with new IP(s)</text:p>
        </text:list-item>
        <text:list-item>
          <text:p text:style-name="P4">Add _domainkey as TXT with the value, if value is already given, update with new data</text:p>
        </text:list-item>
        <text:list-item>
          <text:p text:style-name="P3">Add _dmarc as TXT with the value, if value is already given, update with new data</text:p>
        </text:list-item>
        <text:list-item>
          <text:p text:style-name="P4">Add _domainkey as TXT with the value, if value is already given, update with new data</text:p>
        </text:list-item>
        <text:list-item>
          <text:p text:style-name="P4">Add root._domainkey as TXT with the value, if value is already given, update with new data</text:p>
        </text:list-item>
      </text:list>
      <text:p text:style-name="P1"/>
      <text:p text:style-name="P2"><text:span text:style-name="T2">Notes</text:span>:</text:p>
      <text:p text:style-name="P2"/>
      <text:p text:style-name="P2">All entries are added without " in cPanel</text:p>
      <text:p text:style-name="P1"/>
      <text:p text:style-name="P1"><text:span text:style-name="T1">F</text:span>or root._domainkey entry, this:</text:p>
      <text:p text:style-name="P1"><text:s/>k=rsa; "</text:p>
      <text:p text:style-name="P1"><text:tab/> <text:s/>"p</text:p>
      <text:p text:style-name="P1">must be replaced with k=rsa; p</text:p>
      <text:p text:style-name="P1"/>
      <text:p text:style-name="P1"><text:span text:style-name="T3">A</text:span>t root._domainkey this part must be ignored: " ) <text:s/>; ----- DKIM key default for de</text:p>
      <text:p text:style-name="P1"/>
      <text:p text:style-name="P1">Script must run settings which Zone file will be used (as attribute, example: "... -zone zonefile.txt")</text:p>
      <text:p text:style-name="P1"/>
      <text:p text:style-name="P1">Script must show notification at the end what has been added or in case something was change, display what has been changed and that the script has run successf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44:27.105071860</meta:creation-date>
    <dc:date>2023-07-25T11:58:45.776111267</dc:date>
    <meta:editing-duration>PT12M5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6" meta:character-count="1496" meta:non-whitespace-character-count="1259"/>
  </office:meta>
</office:document-meta>
</file>